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, sans-serif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feb1f" officeooo:paragraph-rsid="000006ef"/>
    </style:style>
    <style:style style:name="P2" style:family="paragraph" style:parent-style-name="Standard">
      <style:text-properties officeooo:paragraph-rsid="000006ef"/>
    </style:style>
    <style:style style:name="P3" style:family="paragraph" style:parent-style-name="Standard">
      <style:text-properties officeooo:rsid="000006ef" officeooo:paragraph-rsid="000006ef"/>
    </style:style>
    <style:style style:name="P4" style:family="paragraph" style:parent-style-name="Standard">
      <style:text-properties officeooo:rsid="000006ef" officeooo:paragraph-rsid="0001f36d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officeooo:rsid="0002fd79" officeooo:paragraph-rsid="0002fd79"/>
    </style:style>
    <style:style style:name="P7" style:family="paragraph" style:parent-style-name="Standard">
      <style:text-properties officeooo:rsid="00049891" officeooo:paragraph-rsid="00049891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0006ef" officeooo:paragraph-rsid="000006ef"/>
    </style:style>
    <style:style style:name="P10" style:family="paragraph" style:parent-style-name="Preformatted_20_Text">
      <style:text-properties fo:font-variant="normal" fo:text-transform="none" fo:color="#000000" fo:font-size="9pt" fo:letter-spacing="normal" fo:font-style="normal" fo:font-weight="normal" officeooo:rsid="000006ef" officeooo:paragraph-rsid="000006ef" style:font-size-asian="9pt" style:font-size-complex="9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12" style:family="paragraph" style:parent-style-name="Preformatted_20_Text">
      <style:paragraph-properties fo:orphans="2" fo:widows="2"/>
    </style:style>
    <style:style style:name="P1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9pt" fo:letter-spacing="normal" fo:font-style="normal" fo:font-weight="normal" style:font-size-asian="9pt" style:font-size-complex="9pt"/>
    </style:style>
    <style:style style:name="P15" style:family="paragraph" style:parent-style-name="Preformatted_20_Text">
      <style:paragraph-properties fo:margin-top="0in" fo:margin-bottom="0.1965in" loext:contextual-spacing="false" fo:orphans="2" fo:widows="2"/>
    </style:style>
    <style:style style:name="T1" style:family="text">
      <style:text-properties officeooo:rsid="000006ef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font-size="9pt" fo:letter-spacing="normal" fo:font-style="normal" fo:font-weight="normal" officeooo:rsid="0001f36d" style:font-size-asian="9pt" style:font-size-complex="9pt"/>
    </style:style>
    <style:style style:name="T4" style:family="text">
      <style:text-properties officeooo:rsid="0001f36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98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<text:span text:style-name="T1">6</text:span>.04.2021, Warsaw</text:p>
      <text:p text:style-name="P1">Wojciech Marosek</text:p>
      <text:p text:style-name="P1">ID: 295818</text:p>
      <text:h text:style-name="Heading_20_3" text:outline-level="3"><text:span text:style-name="T1">EOPSY</text:span> | Lab <text:span text:style-name="T1">3<text:line-break/><text:line-break/>Task: </text:span></text:h>
      <text:p text:style-name="P2"><text:span text:style-name="T1">Create a configuration file in which all processes run an average of 2000 milliseconds with a standard deviation of zero, and which are blocked for input or output every 500 milliseconds. Run the simulation for 10000 milliseconds with 2 processes. Examine the two output files. Try again for 5 processes. Try again for 10 processes. Explain what's happening.<text:line-break/></text:span></text:p>
      <text:p text:style-name="Heading">Simulation with 2 processes:</text:p>
      <text:p text:style-name="P3">Configuration:<text:line-break/></text:p>
      <text:p text:style-name="Preformatted_20_Text">// # of Process </text:p>
      <text:p text:style-name="Preformatted_20_Text">numprocess 2</text:p>
      <text:p text:style-name="Preformatted_20_Text"/>
      <text:p text:style-name="Preformatted_20_Text">// mean deivation</text:p>
      <text:p text:style-name="Preformatted_20_Text">meandev 2000</text:p>
      <text:p text:style-name="Preformatted_20_Text"/>
      <text:p text:style-name="Preformatted_20_Text">// standard deviation</text:p>
      <text:p text:style-name="Preformatted_20_Text">standdev 0</text:p>
      <text:p text:style-name="Preformatted_20_Text"/>
      <text:p text:style-name="Preformatted_20_Text">// process <text:s text:c="3"/># I/O blocking</text:p>
      <text:p text:style-name="Preformatted_20_Text">process 500</text:p>
      <text:p text:style-name="Preformatted_20_Text">process 500</text:p>
      <text:p text:style-name="Preformatted_20_Text"/>
      <text:p text:style-name="Preformatted_20_Text">// duration of the simulation in milliseconds</text:p>
      <text:p text:style-name="Preformatted_20_Text">runtime 10000</text:p>
      <text:p text:style-name="P3">Summary-Processes:<text:line-break/></text:p>
      <text:p text:style-name="P10">Process: 0 registered... (2000 500 0 0)</text:p>
      <text:p text:style-name="P11">Process: 0 I/O blocked... (2000 500 500 500)</text:p>
      <text:p text:style-name="P11">Process: 1 registered... (2000 500 0 0)</text:p>
      <text:p text:style-name="P11">Process: 1 I/O blocked... (2000 500 500 500)</text:p>
      <text:p text:style-name="P11">Process: 0 registered... (2000 500 500 500)</text:p>
      <text:p text:style-name="P11">Process: 0 I/O blocked... (2000 500 1000 1000)</text:p>
      <text:p text:style-name="P11">Process: 1 registered... (2000 500 500 500)</text:p>
      <text:p text:style-name="P11">Process: 1 I/O blocked... (2000 500 1000 1000)</text:p>
      <text:p text:style-name="P11">Process: 0 registered... (2000 500 1000 1000)</text:p>
      <text:p text:style-name="P11">Process: 0 I/O blocked... (2000 500 1500 1500)</text:p>
      <text:p text:style-name="P11">Process: 1 registered... (2000 500 1000 1000)</text:p>
      <text:p text:style-name="P11">Process: 1 I/O blocked... (2000 500 1500 1500)</text:p>
      <text:p text:style-name="P11">Process: 0 registered... (2000 500 1500 1500)</text:p>
      <text:p text:style-name="P11">Process: 0 completed... (2000 500 2000 2000)</text:p>
      <text:p text:style-name="P11">Process: 1 registered... (2000 500 1500 1500)</text:p>
      <text:p text:style-name="P14">Process: 1 completed... (2000 500 2000 2000)</text:p>
      <text:p text:style-name="P3">Summary-Results:</text:p>
      <text:p text:style-name="P3"/>
      <text:p text:style-name="P9">Scheduling Type: Batch (Nonpreemptive)</text:p>
      <text:p text:style-name="P8">Scheduling Name: First-Come First-Served</text:p>
      <text:p text:style-name="P8">Simulation Run Time: 4000</text:p>
      <text:p text:style-name="P8">Mean: 2000</text:p>
      <text:p text:style-name="P8">Standard Deviation: 0</text:p>
      <text:p text:style-name="P8">Process # <text:s text:c="6"/>CPU Time <text:s text:c="7"/>IO Blocking <text:s text:c="4"/>CPU Completed <text:s text:c="2"/>CPU Blocked</text:p>
      <text:p text:style-name="P8">0 <text:s text:c="14"/>2000 (ms) <text:s text:c="6"/>500 (ms) <text:s text:c="7"/>2000 (ms) <text:s text:c="6"/>3 times</text:p>
      <text:p text:style-name="P13">1 <text:s text:c="14"/>2000 (ms) <text:s text:c="6"/>500 (ms) <text:s text:c="7"/>2000 (ms) <text:s text:c="6"/>3 times</text:p>
      <text:p text:style-name="P3"><text:soft-page-break/>Observation:</text:p>
      <text:p text:style-name="P3"/>
      <text:p text:style-name="P4"><text:span text:style-name="T4">From the configuration, we have that whole simulation time has be less or equal to 10 000 [ms]. CPU time needed to complete the one processes is 2000 [ms]. Therefore, when we are have only two processes, hence whole simulation time is 4000 [ms]. We can also observe the non-</text:span></text:p>
      <text:p text:style-name="P4">preemptive scheduling <text:span text:style-name="T4">structure in example:</text:span></text:p>
      <text:p text:style-name="Standard"><text:span text:style-name="T4"><text:line-break/></text:span><text:span text:style-name="T3">Process: 1 registered... (2000 500 0 0)</text:span></text:p>
      <text:p text:style-name="P5">Process: 1 I/O blocked... (2000 500 500 500)</text:p>
      <text:p text:style-name="P5">Process: 1 registered... (2000 500 500 500)</text:p>
      <text:p text:style-name="P5">Process: 1 I/O blocked... (2000 500 1000 1000)</text:p>
      <text:p text:style-name="P5">Process: 1 registered... (2000 500 1000 1000)</text:p>
      <text:p text:style-name="P5">Process: 1 I/O blocked... (2000 500 1500 1500)</text:p>
      <text:p text:style-name="P5">Process: 1 registered... (2000 500 1500 1500)</text:p>
      <text:p text:style-name="P5">Process: 1 completed... (2000 500 2000 2000)</text:p>
      <text:p text:style-name="P4"><text:line-break/><text:span text:style-name="T4"> </text:span></text:p>
      <text:p text:style-name="P4">Simulation with 5 processes:</text:p>
      <text:p text:style-name="P3"/>
      <text:p text:style-name="P3">Configuration:<text:line-break/></text:p>
      <text:p text:style-name="Preformatted_20_Text">// # of Process </text:p>
      <text:p text:style-name="Preformatted_20_Text">numprocess 5</text:p>
      <text:p text:style-name="Preformatted_20_Text"/>
      <text:p text:style-name="Preformatted_20_Text">// mean deivation</text:p>
      <text:p text:style-name="Preformatted_20_Text">meandev 2000</text:p>
      <text:p text:style-name="Preformatted_20_Text"/>
      <text:p text:style-name="Preformatted_20_Text">// standard deviation</text:p>
      <text:p text:style-name="Preformatted_20_Text">standdev 0</text:p>
      <text:p text:style-name="Preformatted_20_Text"/>
      <text:p text:style-name="Preformatted_20_Text">// process <text:s text:c="3"/># I/O blocking</text:p>
      <text:p text:style-name="Preformatted_20_Text">process 500</text:p>
      <text:p text:style-name="Preformatted_20_Text">process 500</text:p>
      <text:p text:style-name="Preformatted_20_Text">process 500</text:p>
      <text:p text:style-name="Preformatted_20_Text">process 500</text:p>
      <text:p text:style-name="Preformatted_20_Text">process 500</text:p>
      <text:p text:style-name="Preformatted_20_Text"/>
      <text:p text:style-name="Preformatted_20_Text">// duration of the simulation in milliseconds</text:p>
      <text:p text:style-name="Preformatted_20_Text">runtime 10000</text:p>
      <text:p text:style-name="P3"/>
      <text:p text:style-name="P3"/>
      <text:p text:style-name="P3">Summary-Processes:</text:p>
      <text:p text:style-name="P3"/>
      <text:p text:style-name="P9">Process: 0 registered... (2000 500 0 0)</text:p>
      <text:p text:style-name="P8">Process: 0 I/O blocked... (2000 500 500 500)</text:p>
      <text:p text:style-name="P8">Process: 1 registered... (2000 500 0 0)</text:p>
      <text:p text:style-name="P8">Process: 1 I/O blocked... (2000 500 500 500)</text:p>
      <text:p text:style-name="P8">Process: 0 registered... (2000 500 500 500)</text:p>
      <text:p text:style-name="P8">Process: 0 I/O blocked... (2000 500 1000 1000)</text:p>
      <text:p text:style-name="P8">Process: 1 registered... (2000 500 500 500)</text:p>
      <text:p text:style-name="P8">Process: 1 I/O blocked... (2000 500 1000 1000)</text:p>
      <text:p text:style-name="P8">Process: 0 registered... (2000 500 1000 1000)</text:p>
      <text:p text:style-name="P8">Process: 0 I/O blocked... (2000 500 1500 1500)</text:p>
      <text:p text:style-name="P8">Process: 1 registered... (2000 500 1000 1000)</text:p>
      <text:p text:style-name="P8">Process: 1 I/O blocked... (2000 500 1500 1500)</text:p>
      <text:p text:style-name="P8">Process: 0 registered... (2000 500 1500 1500)</text:p>
      <text:p text:style-name="P8">Process: 0 completed... (2000 500 2000 2000)</text:p>
      <text:p text:style-name="P8">Process: 1 registered... (2000 500 1500 1500)</text:p>
      <text:p text:style-name="P8">Process: 1 completed... (2000 500 2000 2000)</text:p>
      <text:p text:style-name="P8">Process: 2 registered... (2000 500 0 0)</text:p>
      <text:p text:style-name="P8">Process: 2 I/O blocked... (2000 500 500 500)</text:p>
      <text:p text:style-name="P8">Process: 3 registered... (2000 500 0 0)</text:p>
      <text:p text:style-name="P8">Process: 3 I/O blocked... (2000 500 500 500)</text:p>
      <text:p text:style-name="P8">Process: 2 registered... (2000 500 500 500)</text:p>
      <text:p text:style-name="P8">Process: 2 I/O blocked... (2000 500 1000 1000)</text:p>
      <text:p text:style-name="P8"><text:soft-page-break/>Process: 3 registered... (2000 500 500 500)</text:p>
      <text:p text:style-name="P8">Process: 3 I/O blocked... (2000 500 1000 1000)</text:p>
      <text:p text:style-name="P8">Process: 2 registered... (2000 500 1000 1000)</text:p>
      <text:p text:style-name="P8">Process: 2 I/O blocked... (2000 500 1500 1500)</text:p>
      <text:p text:style-name="P8">Process: 3 registered... (2000 500 1000 1000)</text:p>
      <text:p text:style-name="P8">Process: 3 I/O blocked... (2000 500 1500 1500)</text:p>
      <text:p text:style-name="P8">Process: 2 registered... (2000 500 1500 1500)</text:p>
      <text:p text:style-name="P8">Process: 2 completed... (2000 500 2000 2000)</text:p>
      <text:p text:style-name="P8">Process: 3 registered... (2000 500 1500 1500)</text:p>
      <text:p text:style-name="P8">Process: 3 completed... (2000 500 2000 2000)</text:p>
      <text:p text:style-name="P8">Process: 4 registered... (2000 500 0 0)</text:p>
      <text:p text:style-name="P8">Process: 4 I/O blocked... (2000 500 500 500)</text:p>
      <text:p text:style-name="P8">Process: 4 registered... (2000 500 500 500)</text:p>
      <text:p text:style-name="P8">Process: 4 I/O blocked... (2000 500 1000 1000)</text:p>
      <text:p text:style-name="P8">Process: 4 registered... (2000 500 1000 1000)</text:p>
      <text:p text:style-name="P8">Process: 4 I/O blocked... (2000 500 1500 1500)</text:p>
      <text:p text:style-name="P13">Process: 4 registered... (2000 500 1500 1500)</text:p>
      <text:p text:style-name="P3">Summary-Results:</text:p>
      <text:p text:style-name="P3"/>
      <text:p text:style-name="P9">Scheduling Type: Batch (Nonpreemptive)</text:p>
      <text:p text:style-name="P8">Scheduling Name: First-Come First-Served</text:p>
      <text:p text:style-name="P8">Simulation Run Time: 10000</text:p>
      <text:p text:style-name="P8">Mean: 2000</text:p>
      <text:p text:style-name="P8">Standard Deviation: 0</text:p>
      <text:p text:style-name="P8">Process # <text:s text:c="6"/>CPU Time <text:s text:c="7"/>IO Blocking <text:s text:c="4"/>CPU Completed <text:s text:c="2"/>CPU Blocked</text:p>
      <text:p text:style-name="P8">0 <text:s text:c="14"/>2000 (ms) <text:s text:c="6"/>500 (ms) <text:s text:c="7"/>2000 (ms) <text:s text:c="6"/>3 times</text:p>
      <text:p text:style-name="P8">1 <text:s text:c="14"/>2000 (ms) <text:s text:c="6"/>500 (ms) <text:s text:c="7"/>2000 (ms) <text:s text:c="6"/>3 times</text:p>
      <text:p text:style-name="P8">2 <text:s text:c="14"/>2000 (ms) <text:s text:c="6"/>500 (ms) <text:s text:c="7"/>2000 (ms) <text:s text:c="6"/>3 times</text:p>
      <text:p text:style-name="P8">3 <text:s text:c="14"/>2000 (ms) <text:s text:c="6"/>500 (ms) <text:s text:c="7"/>2000 (ms) <text:s text:c="6"/>3 times</text:p>
      <text:p text:style-name="P13">4 <text:s text:c="14"/>2000 (ms) <text:s text:c="6"/>500 (ms) <text:s text:c="7"/>2000 (ms) <text:s text:c="6"/>3 times</text:p>
      <text:p text:style-name="P3"/>
      <text:p text:style-name="P3"/>
      <text:p text:style-name="P3"><text:span text:style-name="T5">Observation</text:span>:</text:p>
      <text:p text:style-name="P3"/>
      <text:p text:style-name="P6">First of all, we can observe that processes are executed in pairs <text:span text:style-name="T6">[0&amp;1, 2&amp;3, 4]</text:span>. From the result file, we should be able to to say that 10 000 [ms] is <text:span text:style-name="T6">enough</text:span> to executed and <text:span text:style-name="T6">terminated</text:span> all 5 processes. However, we can observe, that in <text:span text:style-name="T1">Summary-Processes </text:span>process 4 is not completed. </text:p>
      <text:p text:style-name="P3"/>
      <text:p text:style-name="P3"/>
      <text:p text:style-name="P3">Simulation with 10 processes:</text:p>
      <text:p text:style-name="P3">Configuration:</text:p>
      <text:p text:style-name="P9">// # of Process </text:p>
      <text:p text:style-name="P8">numprocess 10</text:p>
      <text:p text:style-name="P12"/>
      <text:p text:style-name="P8">// mean deivation</text:p>
      <text:p text:style-name="P8">meandev 2000</text:p>
      <text:p text:style-name="P12"/>
      <text:p text:style-name="P8">// standard deviation</text:p>
      <text:p text:style-name="P8">standdev 0</text:p>
      <text:p text:style-name="P12"/>
      <text:p text:style-name="P8">// process <text:s text:c="3"/># I/O blocking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8">process 500</text:p>
      <text:p text:style-name="P12"/>
      <text:p text:style-name="P8">// duration of the simulation in milliseconds</text:p>
      <text:p text:style-name="P13">runtime 10000</text:p>
      <text:p text:style-name="P3"><text:soft-page-break/></text:p>
      <text:p text:style-name="P3">Summary-Processes:</text:p>
      <text:p text:style-name="P3"/>
      <text:p text:style-name="P9">Process: 0 registered... (2000 500 0 0)</text:p>
      <text:p text:style-name="P8">Process: 0 I/O blocked... (2000 500 500 500)</text:p>
      <text:p text:style-name="P8">Process: 1 registered... (2000 500 0 0)</text:p>
      <text:p text:style-name="P8">Process: 1 I/O blocked... (2000 500 500 500)</text:p>
      <text:p text:style-name="P8">Process: 0 registered... (2000 500 500 500)</text:p>
      <text:p text:style-name="P8">Process: 0 I/O blocked... (2000 500 1000 1000)</text:p>
      <text:p text:style-name="P8">Process: 1 registered... (2000 500 500 500)</text:p>
      <text:p text:style-name="P8">Process: 1 I/O blocked... (2000 500 1000 1000)</text:p>
      <text:p text:style-name="P8">Process: 0 registered... (2000 500 1000 1000)</text:p>
      <text:p text:style-name="P8">Process: 0 I/O blocked... (2000 500 1500 1500)</text:p>
      <text:p text:style-name="P8">Process: 1 registered... (2000 500 1000 1000)</text:p>
      <text:p text:style-name="P8">Process: 1 I/O blocked... (2000 500 1500 1500)</text:p>
      <text:p text:style-name="P8">Process: 0 registered... (2000 500 1500 1500)</text:p>
      <text:p text:style-name="P8">Process: 0 completed... (2000 500 2000 2000)</text:p>
      <text:p text:style-name="P8">Process: 1 registered... (2000 500 1500 1500)</text:p>
      <text:p text:style-name="P8">Process: 1 completed... (2000 500 2000 2000)</text:p>
      <text:p text:style-name="P8">Process: 2 registered... (2000 500 0 0)</text:p>
      <text:p text:style-name="P8">Process: 2 I/O blocked... (2000 500 500 500)</text:p>
      <text:p text:style-name="P8">Process: 3 registered... (2000 500 0 0)</text:p>
      <text:p text:style-name="P8">Process: 3 I/O blocked... (2000 500 500 500)</text:p>
      <text:p text:style-name="P8">Process: 2 registered... (2000 500 500 500)</text:p>
      <text:p text:style-name="P8">Process: 2 I/O blocked... (2000 500 1000 1000)</text:p>
      <text:p text:style-name="P8">Process: 3 registered... (2000 500 500 500)</text:p>
      <text:p text:style-name="P8">Process: 3 I/O blocked... (2000 500 1000 1000)</text:p>
      <text:p text:style-name="P8">Process: 2 registered... (2000 500 1000 1000)</text:p>
      <text:p text:style-name="P8">Process: 2 I/O blocked... (2000 500 1500 1500)</text:p>
      <text:p text:style-name="P8">Process: 3 registered... (2000 500 1000 1000)</text:p>
      <text:p text:style-name="P8">Process: 3 I/O blocked... (2000 500 1500 1500)</text:p>
      <text:p text:style-name="P8">Process: 2 registered... (2000 500 1500 1500)</text:p>
      <text:p text:style-name="P8">Process: 2 completed... (2000 500 2000 2000)</text:p>
      <text:p text:style-name="P8">Process: 3 registered... (2000 500 1500 1500)</text:p>
      <text:p text:style-name="P8">Process: 3 completed... (2000 500 2000 2000)</text:p>
      <text:p text:style-name="P8">Process: 4 registered... (2000 500 0 0)</text:p>
      <text:p text:style-name="P8">Process: 4 I/O blocked... (2000 500 500 500)</text:p>
      <text:p text:style-name="P8">Process: 5 registered... (2000 500 0 0)</text:p>
      <text:p text:style-name="P8">Process: 5 I/O blocked... (2000 500 500 500)</text:p>
      <text:p text:style-name="P8">Process: 4 registered... (2000 500 500 500)</text:p>
      <text:p text:style-name="P8">Process: 4 I/O blocked... (2000 500 1000 1000)</text:p>
      <text:p text:style-name="P13">Process: 5 registered... (2000 500 500 500)</text:p>
      <text:p text:style-name="P3">Summary-Results:</text:p>
      <text:p text:style-name="P3"/>
      <text:p text:style-name="P9">Scheduling Type: Batch (Nonpreemptive)</text:p>
      <text:p text:style-name="P8">Scheduling Name: First-Come First-Served</text:p>
      <text:p text:style-name="P8">Simulation Run Time: 10000</text:p>
      <text:p text:style-name="P8">Mean: 2000</text:p>
      <text:p text:style-name="P8">Standard Deviation: 0</text:p>
      <text:p text:style-name="P8">Process # <text:s text:c="6"/>CPU Time <text:s text:c="7"/>IO Blocking <text:s text:c="4"/>CPU Completed <text:s text:c="2"/>CPU Blocked</text:p>
      <text:p text:style-name="P8">0 <text:s text:c="14"/>2000 (ms) <text:s text:c="6"/>500 (ms) <text:s text:c="7"/>2000 (ms) <text:s text:c="6"/>3 times</text:p>
      <text:p text:style-name="P8">1 <text:s text:c="14"/>2000 (ms) <text:s text:c="6"/>500 (ms) <text:s text:c="7"/>2000 (ms) <text:s text:c="6"/>3 times</text:p>
      <text:p text:style-name="P8">2 <text:s text:c="14"/>2000 (ms) <text:s text:c="6"/>500 (ms) <text:s text:c="7"/>2000 (ms) <text:s text:c="6"/>3 times</text:p>
      <text:p text:style-name="P8">3 <text:s text:c="14"/>2000 (ms) <text:s text:c="6"/>500 (ms) <text:s text:c="7"/>2000 (ms) <text:s text:c="6"/>3 times</text:p>
      <text:p text:style-name="P8">4 <text:s text:c="14"/>2000 (ms) <text:s text:c="6"/>500 (ms) <text:s text:c="7"/>1000 (ms) <text:s text:c="6"/>2 times</text:p>
      <text:p text:style-name="P8">5 <text:s text:c="14"/>2000 (ms) <text:s text:c="6"/>500 (ms) <text:s text:c="7"/>1000 (ms) <text:s text:c="6"/>1 times</text:p>
      <text:p text:style-name="P8">6 <text:s text:c="14"/>2000 (ms) <text:s text:c="6"/>500 (ms) <text:s text:c="7"/>0 (ms) <text:s text:c="9"/>0 times</text:p>
      <text:p text:style-name="P8">7 <text:s text:c="14"/>2000 (ms) <text:s text:c="6"/>500 (ms) <text:s text:c="7"/>0 (ms) <text:s text:c="9"/>0 times</text:p>
      <text:p text:style-name="P8">8 <text:s text:c="14"/>2000 (ms) <text:s text:c="6"/>500 (ms) <text:s text:c="7"/>0 (ms) <text:s text:c="9"/>0 times</text:p>
      <text:p text:style-name="P15"><text:span text:style-name="T2">9 <text:s text:c="14"/>2000 (ms) <text:s text:c="6"/>500 (ms) <text:s text:c="7"/>0 (ms) <text:s text:c="9"/>0 times</text:span></text:p>
      <text:p text:style-name="P3">Observation:</text:p>
      <text:p text:style-name="P3"/>
      <text:p text:style-name="P7">Similar to the case with 5 processes, we are unable to execute whole 10 processes. The first 4 processes are correctly terminated. Than, third pair was blocked by CPU three times. Moreover, the rest of processes weren’t even registered. </text:p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, sans-serif"/>
    <style:font-face style:name="Tlwg Typo" svg:font-family="'Tlwg Typ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fo:font-variant="normal" fo:text-transform="none" fo:color="#000000" style:font-name="Liberation Mono" fo:font-family="'Liberation Mono'" style:font-family-generic="modern" style:font-pitch="fixed" fo:font-size="9pt" fo:letter-spacing="normal" fo:font-style="normal" fo:font-weight="normal" officeooo:rsid="000006ef" style:font-name-asian="DejaVu Sans Mono" style:font-family-asian="'DejaVu Sans Mono'" style:font-family-generic-asian="modern" style:font-pitch-asian="fixed" style:font-size-asian="9pt" style:font-name-complex="Liberation Mono" style:font-family-complex="'Liberation Mono'" style:font-family-generic-complex="modern" style:font-pitch-complex="fixed" style:font-size-complex="9p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2:04.818324476</meta:creation-date>
    <dc:date>2021-04-26T22:50:57.967886813</dc:date>
    <meta:editing-duration>PT6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206" meta:word-count="1349" meta:character-count="8554" meta:non-whitespace-character-count="6757"/>
  </office:meta>
</office:document-meta>
</file>